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429" officeooo:paragraph-rsid="00156429"/>
    </style:style>
    <style:style style:name="T1" style:family="text">
      <style:text-properties officeooo:rsid="00162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to draw</text:p>
      <text:p text:style-name="P1">border. <text:line-break/>Ceter text</text:p>
      <text:p text:style-name="P1">forrest</text:p>
      <text:p text:style-name="P1">river </text:p>
      <text:p text:style-name="P1">roads</text:p>
      <text:p text:style-name="P1">bride</text:p>
      <text:p text:style-name="P1"><text:line-break/><text:line-break/><text:span text:style-name="T1">planing<text:line-break/><text:line-break/>make each element a 2d arrarys so can have every part of map in layers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6:23:12.027233606</meta:creation-date>
    <dc:date>2025-04-28T18:00:53.710588285</dc:date>
    <meta:editing-duration>PT1H5M50S</meta:editing-duration>
    <meta:editing-cycles>2</meta:editing-cycles>
    <meta:generator>LibreOffice/24.2.2.2$MacOSX_AARCH64 LibreOffice_project/d56cc158d8a96260b836f100ef4b4ef25d6f1a01</meta:generator>
    <meta:document-statistic meta:table-count="0" meta:image-count="0" meta:object-count="0" meta:page-count="1" meta:paragraph-count="7" meta:word-count="26" meta:character-count="139" meta:non-whitespace-character-count="115"/>
  </office:meta>
</office:document-meta>
</file>